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P1" style:family="paragraph">
      <loext:graphic-properties draw:fill="none" draw:fill-color="#ffffff"/>
      <style:text-properties style:font-name="Phetsarath OT" fo:font-weight="bold" style:font-weight-asian="bold" style:font-weight-complex="bold"/>
    </style:style>
    <style:style style:name="P2" style:family="paragraph">
      <style:text-properties style:font-name="Liberation Sans1"/>
    </style:style>
    <style:style style:name="P3" style:family="paragraph">
      <loext:graphic-properties draw:fill="none" draw:fill-color="#ffffff"/>
      <style:text-properties style:font-name="Liberation Sans1"/>
    </style:style>
    <style:style style:name="T1" style:family="text">
      <style:text-properties style:font-name="Phetsarath OT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Liberation Sans1" fo:font-size="15pt" style:font-size-asian="15pt" style:font-size-complex="15pt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Liberation Sans1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57cm" svg:height="1.369cm" svg:x="3.2cm" svg:y="1.569cm">
          <draw:text-box>
            <text:p><text:span text:style-name="T1">LISTS</text:span></text:p>
          </draw:text-box>
        </draw:frame>
        <draw:frame draw:style-name="gr2" draw:text-style-name="P3" draw:layer="layout" svg:width="17.3cm" svg:height="23.36cm" svg:x="1.9cm" svg:y="2.741cm">
          <draw:text-box>
            <text:p text:style-name="P2"><text:span text:style-name="T2">1 – TERMINER UNITY CONSTRUCTION ET HEBERGER</text:span></text:p>
            <text:p text:style-name="P2"><text:span text:style-name="T3"/></text:p>
            <text:p text:style-name="P2"><text:span text:style-name="T2">2 – CREER UN SITE PORTFOLIO DE TOUS LES PROJETS</text:span></text:p>
            <text:p text:style-name="P2"><text:span text:style-name="T3"/></text:p>
            <text:p text:style-name="P2"><text:span text:style-name="T2">3 – METTRE EN PLACE UN SOLIDE REPUTATION SUR INTERNET EN DEVELOPPANT DES COMPETENCES EN PROGRAMMATION SUR LINKEDIN ET YOUTUBE</text:span></text:p>
            <text:p text:style-name="P2"><text:span text:style-name="T2"><text:tab/></text:span><text:span text:style-name="T2">- DEVELOPPER LES SITES LANDING / LES PORTFOLIO / DES SITES RESPONSIVES / DES SPECIALITES JAVASCRIPT ET JQUERY </text:span></text:p>
            <text:p text:style-name="P2"><text:span text:style-name="T3"/></text:p>
            <text:p text:style-name="P2"><text:span text:style-name="T2"><text:tab/></text:span><text:span text:style-name="T2">- METTRE EN RELIEF LES BASES DE DONNEES DANS LES APPLICATIONS</text:span></text:p>
            <text:p text:style-name="P2"><text:span text:style-name="T3"/></text:p>
            <text:p text:style-name="P2"><text:span text:style-name="T2"><text:tab/></text:span><text:span text:style-name="T2">-FAIRE DES DESIGN UI D’APPLICATIONS MOBILE ET DESKTOP</text:span></text:p>
            <text:p text:style-name="P2"><text:span text:style-name="T2"/></text:p>
            <text:p text:style-name="P2"><text:span text:style-name="T2"><text:tab/></text:span><text:span text:style-name="T2">-CREER UN BLOG SUR TON PORTFOLIO ET POSTER SUR LES PLATEFORMES (“”medium, Coding game, ...””)</text:span></text:p>
            <text:p text:style-name="P2"><text:span text:style-name="T3"/></text:p>
            <text:p text:style-name="P2"><text:span text:style-name="T2">4 – RECHERCHER DES OFFRES DE BOURSES </text:span></text:p>
            <text:p text:style-name="P2"><text:span text:style-name="T3"/></text:p>
            <text:p text:style-name="P2"><text:span text:style-name="T2">5 – REFAIRE SOCIAL AVEC FLUTTER </text:span></text:p>
            <text:p text:style-name="P2"><text:span text:style-name="T3"/></text:p>
            <text:p text:style-name="P2"><text:span text:style-name="T2">6 – FAIRE LA VERSION DESKTOP DE L’APPLICATION DE GESTION DE L’ECOLE GERER LE PROBLEME DES ANNEES</text:span></text:p>
            <text:p text:style-name="P2"><text:span text:style-name="T3"/></text:p>
            <text:p text:style-name="P2"><text:span text:style-name="T2">7 – FAIRE D’AUTRES DESIGN POUR TON CV </text:span></text:p>
            <text:p text:style-name="P2"><text:span text:style-name="T3"/></text:p>
            <text:p text:style-name="P2"><text:span text:style-name="T2">8 – TROUVER L’UNIVERSITE POUR LA BELGIQUE</text:span></text:p>
            <text:p text:style-name="P2"><text:span text:style-name="T3"/></text:p>
            <text:p text:style-name="P2"><text:span text:style-name="T2">9 – EMMERGER DANS LE DESIGN POWER POINT</text:span></text:p>
            <text:p text:style-name="P2"><text:span text:style-name="T3"/></text:p>
            <text:p text:style-name="P2"><text:span text:style-name="T2">10 – DIVERSIFIER MES COMPETENCES APPRENDRE D’AUTRES LE BIG DATA , LA LANGAGE </text:span><text:span text:style-name="T4">R</text:span></text:p>
            <text:p text:style-name="P2"><text:span text:style-name="T5"/></text:p>
            <text:p text:style-name="P2"><text:span text:style-name="T5">11 – METTRE LES PROJETS DEJA REALISER EN LIGN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7T03:17:05.596182903</meta:creation-date>
    <dc:date>2020-09-27T03:49:40.555265832</dc:date>
    <meta:editing-duration>PT12M13S</meta:editing-duration>
    <meta:editing-cycles>3</meta:editing-cycles>
    <meta:generator>LibreOffice/6.0.7.3$Linux_X86_64 LibreOffice_project/00m0$Build-3</meta:generator>
    <meta:document-statistic meta:object-count="2"/>
  </office:meta>
</office:document-meta>
</file>